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89f42" officeooo:paragraph-rsid="00089f42"/>
    </style:style>
    <style:style style:name="P2" style:family="paragraph" style:parent-style-name="Standard">
      <style:text-properties officeooo:rsid="00089f42" officeooo:paragraph-rsid="000a08a9"/>
    </style:style>
    <style:style style:name="P3" style:family="paragraph" style:parent-style-name="Standard">
      <style:text-properties officeooo:rsid="000a08a9" officeooo:paragraph-rsid="000a08a9"/>
    </style:style>
    <style:style style:name="P4" style:family="paragraph" style:parent-style-name="Standard">
      <style:text-properties officeooo:rsid="000a08a9" officeooo:paragraph-rsid="000b1c0d"/>
    </style:style>
    <style:style style:name="P5" style:family="paragraph" style:parent-style-name="Standard">
      <style:text-properties officeooo:rsid="000c31eb" officeooo:paragraph-rsid="000c31eb"/>
    </style:style>
    <style:style style:name="T1" style:family="text">
      <style:text-properties officeooo:rsid="000a08a9"/>
    </style:style>
    <style:style style:name="T2" style:family="text">
      <style:text-properties officeooo:rsid="000b1c0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lgorithmen und Datenstrukturen</text:p>
      <text:p text:style-name="P1"/>
      <text:p text:style-name="P1">Aufgabe 3</text:p>
      <text:p text:style-name="P1">(a) </text:p>
      <text:p text:style-name="P2">Beide Stacks, S1 und S2, haben die 'normalen' Funktionen pop<text:span text:style-name="T1">S1</text:span>()/ pop<text:span text:style-name="T1">S2</text:span>() und <text:s/>push<text:span text:style-name="T1">S1</text:span>()/ push<text:span text:style-name="T1">S2</text:span>(). </text:p>
      <text:p text:style-name="P1">Mit ENQUEUE legen wir das gegebene Element auf den ersten Stack S1.</text:p>
      <text:p text:style-name="P1"/>
      <text:p text:style-name="P1">ENQUEUE(x)</text:p>
      <text:p text:style-name="P1"><text:tab/>Push<text:span text:style-name="T1">S1</text:span>(x)</text:p>
      <text:p text:style-name="P1">end</text:p>
      <text:p text:style-name="P1"/>
      <text:p text:style-name="P1">Bei einer DEQUEUE- Anweisung werden, wenn S2 leer ist, <text:s/>alle Elemente nacheinander von S1 auf S2 übertragen (mittels pop() und push()). <text:span text:style-name="T1">In S2 liegen die Elemente jetzt in umgekehrter Reihenfolge vor. Nun muss nur noch das oberste Element mittels pop() <text:tab/> werden.</text:span></text:p>
      <text:p text:style-name="P1"/>
      <text:p text:style-name="P3">DEQUEUE()</text:p>
      <text:p text:style-name="P3">if (S2 isEmpty()) then</text:p>
      <text:p text:style-name="P3"><text:tab/>while (S1 isNotEmpty()) </text:p>
      <text:p text:style-name="P3"><text:tab/><text:tab/>PushS2(PopS1())</text:p>
      <text:p text:style-name="P3"><text:tab/>end </text:p>
      <text:p text:style-name="P3">end </text:p>
      <text:p text:style-name="P3">PopS2()</text:p>
      <text:p text:style-name="P3">end</text:p>
      <text:p text:style-name="P3"/>
      <text:p text:style-name="P3">Die ENQEUE Operation hat die Laufzeit Θ(1), da jede push() und pop() Operation die Laufzeit Θ(1) hat.</text:p>
      <text:p text:style-name="P3">Die DEQUEUE Operation hat die Laufzeit Θ(l) mit l := Stackgröße/Anzahl der Elemente von S1.</text:p>
      <text:p text:style-name="P3"/>
      <text:p text:style-name="P3">(b)</text:p>
      <text:p text:style-name="P4">Die DEQUEUE-Operation benötigt zwar unterschiedlich viel Laufzeit bei unterschiedlichen Stackgrößen, aber nie mehr als die Anzahl der vorherigen ENQUEUE-Operationen. Somit entspricht die Gesamtlaufzeit der DEQUEUE-Operation maximal der Anzahl an vorhergegangenen ENQUEUE-Operationen. <text:span text:style-name="T2">Bei n Operationen ist die Laufzeit also maximal T n ∈ Θ(n), und somit hat der Algorithmus aus a) amorisierte Laufzeit: Tn/n ∈ Θ(1).</text:span></text:p>
      <text:p text:style-name="P1"/>
      <text:p text:style-name="P1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4T10:30:30.668163009</meta:creation-date>
    <dc:date>2014-11-04T11:08:37.552543010</dc:date>
    <meta:editing-duration>PT7M26S</meta:editing-duration>
    <meta:editing-cycles>2</meta:editing-cycles>
    <meta:generator>LibreOffice/4.3.3.2$Linux_X86_64 LibreOffice_project/430m0$Build-2</meta:generator>
    <meta:document-statistic meta:table-count="0" meta:image-count="0" meta:object-count="0" meta:page-count="1" meta:paragraph-count="21" meta:word-count="177" meta:character-count="1196" meta:non-whitespace-character-count="1026"/>
  </office:meta>
</office:document-meta>
</file>